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0pt" officeooo:rsid="0006e814" officeooo:paragraph-rsid="0006e814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fo:font-size="10pt" officeooo:rsid="0006e814" officeooo:paragraph-rsid="00081299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fo:font-size="10pt" officeooo:rsid="0006e814" officeooo:paragraph-rsid="000a4c8b" style:font-size-asian="10pt" style:font-size-complex="10pt"/>
    </style:style>
    <style:style style:name="P4" style:family="paragraph" style:parent-style-name="Standard">
      <style:paragraph-properties fo:line-height="100%" fo:text-align="start" style:justify-single-word="false"/>
      <style:text-properties fo:font-size="10pt" officeooo:rsid="0006e814" officeooo:paragraph-rsid="000a4c8b" style:font-size-asian="10pt" style:font-size-complex="10pt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3.102cm" style:type="right" style:leader-style="dotted" style:leader-text="."/>
        </style:tab-stops>
      </style:paragraph-properties>
      <style:text-properties fo:font-size="10pt" officeooo:rsid="0006e814" officeooo:paragraph-rsid="000a4c8b" style:font-size-asian="10pt" style:font-size-complex="10pt"/>
    </style:style>
    <style:style style:name="P6" style:family="paragraph" style:parent-style-name="Standard" style:list-style-name="L1">
      <style:paragraph-properties fo:line-height="100%" fo:text-align="justify" style:justify-single-word="false"/>
      <style:text-properties fo:font-size="10pt" officeooo:rsid="00081299" officeooo:paragraph-rsid="00081299" style:font-size-asian="10pt" style:font-size-complex="10pt"/>
    </style:style>
    <style:style style:name="P7" style:family="paragraph" style:parent-style-name="Standard" style:list-style-name="">
      <style:paragraph-properties fo:line-height="100%" fo:text-align="justify" style:justify-single-word="false"/>
      <style:text-properties fo:font-size="10pt" officeooo:rsid="00081299" officeooo:paragraph-rsid="00081299" style:font-size-asian="10pt" style:font-size-complex="10pt"/>
    </style:style>
    <style:style style:name="P8" style:family="paragraph" style:parent-style-name="Standard" style:list-style-name="L3">
      <style:paragraph-properties fo:line-height="100%" fo:text-align="justify" style:justify-single-word="false"/>
      <style:text-properties fo:font-size="10pt" officeooo:rsid="00081299" officeooo:paragraph-rsid="00081299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fo:font-size="10pt" officeooo:rsid="000a4c8b" officeooo:paragraph-rsid="000a4c8b" style:font-size-asian="10pt" style:font-size-complex="10pt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49cm"/>
        </style:tab-stops>
      </style:paragraph-properties>
      <style:text-properties fo:font-size="10pt" officeooo:rsid="000a4c8b" officeooo:paragraph-rsid="000a4c8b" style:font-size-asian="10pt" style:font-size-complex="10pt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49cm"/>
        </style:tab-stops>
      </style:paragraph-properties>
      <style:text-properties fo:font-size="10pt" officeooo:rsid="000a4c8b" officeooo:paragraph-rsid="000a4c8b" style:font-size-asian="10pt" style:font-size-complex="10pt"/>
    </style:style>
    <style:style style:name="P12" style:family="paragraph" style:parent-style-name="Standard" style:list-style-name="L1">
      <style:paragraph-properties fo:line-height="100%" fo:text-align="justify" style:justify-single-word="false"/>
      <style:text-properties fo:font-size="10pt" fo:font-style="normal" officeooo:rsid="00081299" officeooo:paragraph-rsid="00081299" style:font-size-asian="10pt" style:font-style-asian="normal" style:font-size-complex="10pt" style:font-style-complex="normal"/>
    </style:style>
    <style:style style:name="P13" style:family="paragraph" style:parent-style-name="Standard" style:list-style-name="L3">
      <style:paragraph-properties fo:line-height="100%" fo:text-align="justify" style:justify-single-word="false"/>
      <style:text-properties fo:font-size="10pt" fo:font-style="normal" officeooo:rsid="00081299" officeooo:paragraph-rsid="00081299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font-size="10pt" style:text-underline-style="solid" style:text-underline-width="auto" style:text-underline-color="font-color" officeooo:rsid="00081299" officeooo:paragraph-rsid="00081299" style:font-size-asian="10pt" style:font-size-complex="10pt"/>
    </style:style>
    <style:style style:name="P15" style:family="paragraph" style:parent-style-name="Standard" style:list-style-name="">
      <style:paragraph-properties fo:line-height="100%" fo:text-align="justify" style:justify-single-word="false"/>
      <style:text-properties fo:font-size="10pt" style:text-underline-style="solid" style:text-underline-width="auto" style:text-underline-color="font-color" officeooo:rsid="00081299" officeooo:paragraph-rsid="00081299" style:font-size-asian="10pt" style:font-size-complex="10pt"/>
    </style:style>
    <style:style style:name="P16" style:family="paragraph" style:parent-style-name="Standard">
      <style:paragraph-properties fo:line-height="100%" fo:text-align="center" style:justify-single-word="false"/>
      <style:text-properties fo:font-size="10pt" fo:font-style="italic" officeooo:rsid="000a4c8b" officeooo:paragraph-rsid="000a4c8b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line-height="100%" fo:text-align="start" style:justify-single-word="false" fo:break-before="page">
        <style:tab-stops>
          <style:tab-stop style:position="1.49cm"/>
        </style:tab-stops>
      </style:paragraph-properties>
      <style:text-properties fo:font-size="10pt" officeooo:rsid="000a4c8b" officeooo:paragraph-rsid="000a4c8b" style:font-size-asian="10pt" style:font-size-complex="10pt"/>
    </style:style>
    <style:style style:name="T1" style:family="text">
      <style:text-properties officeooo:rsid="0008129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8cb59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8cb59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style:text-position="sub 58%"/>
    </style:style>
    <style:style style:name="T8" style:family="text">
      <style:text-properties style:text-position="sub 58%" fo:font-style="normal" style:font-style-asian="normal" style:font-style-complex="normal"/>
    </style:style>
    <style:style style:name="T9" style:family="text">
      <style:text-properties style:text-position="sub 58%" fo:font-style="normal" officeooo:rsid="0008cb59" style:font-style-asian="normal" style:font-style-complex="normal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fo:font-style="italic" officeooo:rsid="0008cb59" style:font-style-asian="italic" style:font-style-complex="italic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style:text-underline-style="none"/>
    </style:style>
    <style:style style:name="T15" style:family="text">
      <style:text-properties officeooo:rsid="0008cb59"/>
    </style:style>
    <style:style style:name="T16" style:family="text">
      <style:text-properties officeooo:rsid="000a4c8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ama<text:tab/>:</text:p>
      <text:p text:style-name="P10">NIM<text:tab/>:</text:p>
      <text:p text:style-name="P1"/>
      <text:p text:style-name="P1">Kuis 1 - Metode Numerik dan Teknik Komputasi <text:span text:style-name="T1">2019 / 2020</text:span></text:p>
      <text:p text:style-name="P1"/>
      <text:p text:style-name="P9">Tulis kembali kalimat berikut:</text:p>
      <text:p text:style-name="P16">“Saya bersumpah untuk tidak melakukan kecurangan dalam ujian ini”</text:p>
      <text:p text:style-name="P3"/>
      <text:p text:style-name="P5"><text:tab/></text:p>
      <text:p text:style-name="P5"><text:tab/></text:p>
      <text:p text:style-name="P4"/>
      <text:p text:style-name="P14">Soal<text:span text:style-name="T14"> :</text:span></text:p>
      <text:list xml:id="list1930534933" text:style-name="L1">
        <text:list-item>
          <text:p text:style-name="P6">Tentukan deret Maclaurin dari <text:span text:style-name="T2">cos(x) </text:span><text:span text:style-name="T4">hingga polinomial ke-5 dan sertakan galat potongnya.</text:span></text:p>
        </text:list-item>
        <text:list-item>
          <text:p text:style-name="P6"><text:span text:style-name="T4">Carilah akar dari </text:span><text:span text:style-name="T2">f(x) = 2 – 3x + sin(x)</text:span><text:span text:style-name="T4"> dengan metode Biseksi hingga iterasi ke-3 (</text:span><text:span text:style-name="T2">x</text:span><text:span text:style-name="T10">5</text:span><text:span text:style-name="T4">)</text:span></text:p>
        </text:list-item>
        <text:list-item>
          <text:p text:style-name="P12">Carilah akar dari <text:span text:style-name="T2">f(x) = e</text:span><text:span text:style-name="T13">x</text:span><text:span text:style-name="T2"> – 2x</text:span><text:span text:style-name="T13">2</text:span><text:span text:style-name="T2"> + sin(x)</text:span> dengan metode Newton-Raphson hingga iterasi ke-3 (<text:span text:style-name="T2">x</text:span><text:span text:style-name="T10">4</text:span>)</text:p>
        </text:list-item>
      </text:list>
      <text:p text:style-name="P7"><text:span text:style-name="T4"/></text:p>
      <text:p text:style-name="P15"><text:span text:style-name="T4">Jawaban</text:span><text:span text:style-name="T6"> :</text:span></text:p>
      <text:p text:style-name="P17">Nama<text:tab/>:</text:p>
      <text:p text:style-name="P10">NIM<text:tab/>:</text:p>
      <text:p text:style-name="P3"/>
      <text:p text:style-name="P3">Kuis 1 - Metode Numerik dan Teknik Komputasi <text:span text:style-name="T1">2019 / 2020</text:span></text:p>
      <text:p text:style-name="P3"/>
      <text:p text:style-name="P9">Tulis kembali kalimat berikut:</text:p>
      <text:p text:style-name="P16">“Saya bersumpah untuk tidak melakukan kecurangan dalam ujian ini”</text:p>
      <text:p text:style-name="P3"/>
      <text:p text:style-name="P5"><text:tab/></text:p>
      <text:p text:style-name="P5"><text:tab/></text:p>
      <text:p text:style-name="P5"/>
      <text:p text:style-name="P14">Soal<text:span text:style-name="T14"> :</text:span></text:p>
      <text:list xml:id="list400042911" text:style-name="L3">
        <text:list-item>
          <text:p text:style-name="P8">Tentukan deret Taylor dari <text:span text:style-name="T2">cos(x) </text:span><text:span text:style-name="T4">di sekitar x = 1</text:span><text:span text:style-name="T2"> </text:span><text:span text:style-name="T4">hingga polinomial ke-5 dan sertakan galat potongnya.</text:span></text:p>
        </text:list-item>
        <text:list-item>
          <text:p text:style-name="P8"><text:span text:style-name="T4">Carilah akar dari </text:span><text:span text:style-name="T2">f(x) = 3x - cos(x)</text:span><text:span text:style-name="T4"> dengan metode Regula Falsi hingga iterasi ke-</text:span><text:span text:style-name="T5">2</text:span><text:span text:style-name="T4"> (</text:span><text:span text:style-name="T2">x</text:span><text:span text:style-name="T11">4</text:span><text:span text:style-name="T4">)</text:span></text:p>
        </text:list-item>
        <text:list-item>
          <text:p text:style-name="P13">Carilah akar dari <text:span text:style-name="T2">f(x) = e</text:span><text:span text:style-name="T13">x</text:span><text:span text:style-name="T2"> – 2x</text:span><text:span text:style-name="T13">2</text:span><text:span text:style-name="T2"> + sin(x)</text:span> dengan metode <text:span text:style-name="T15">iterasi bentuk </text:span><text:span text:style-name="T3">x = g(x)</text:span> hingga iterasi ke-3 (<text:span text:style-name="T2">x</text:span><text:span text:style-name="T10">4</text:span>)</text:p>
        </text:list-item>
      </text:list>
      <text:p text:style-name="P7"><text:span text:style-name="T4"/></text:p>
      <text:p text:style-name="P15"><text:span text:style-name="T4">Jawaban</text:span><text:span text:style-name="T6"> 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columns fo:column-count="2" fo:column-gap="0.497cm">
          <style:column style:rel-width="8418*" fo:start-indent="0cm" fo:end-indent="0.249cm"/>
          <style:column style:rel-width="84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fta Nur Farid</meta:initial-creator>
    <meta:creation-date>2019-10-02T11:11:06.695527270</meta:creation-date>
    <dc:date>2019-10-02T12:46:46.865588661</dc:date>
    <dc:creator>Mifta Nur Farid</dc:creator>
    <meta:editing-duration>PT54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167" meta:character-count="938" meta:non-whitespace-character-count="790"/>
  </office:meta>
</office:document-meta>
</file>